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Lucidasans1" svg:font-family="Lucidasan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adornments="Norm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MS Gothic" svg:font-family="'MS Gothic'" style:font-family-generic="system" style:font-pitch="variable"/>
  </office:font-face-decls>
  <office:automatic-styles>
    <style:style style:name="P1" style:family="paragraph" style:parent-style-name="Standard">
      <style:paragraph-properties fo:text-align="center" style:justify-single-word="false"/>
      <style:text-properties fo:language="en" fo:country="GB"/>
    </style:style>
    <style:style style:name="P2" style:family="paragraph" style:parent-style-name="Standard">
      <style:paragraph-properties fo:text-align="start" style:justify-single-word="false"/>
      <style:text-properties style:font-name="Liberation Serif" fo:font-size="16pt" fo:language="en" fo:country="GB" style:font-size-asian="16pt" style:font-size-complex="16pt"/>
    </style:style>
    <style:style style:name="P3" style:family="paragraph" style:parent-style-name="Standard">
      <style:paragraph-properties fo:text-align="center" style:justify-single-word="false"/>
      <style:text-properties style:font-name="Verdana" fo:font-size="20pt" fo:language="en" fo:country="GB" fo:font-weight="bold" style:font-size-asian="20pt" style:font-weight-asian="bold" style:font-size-complex="20pt" style:font-weight-complex="bold"/>
    </style:style>
    <style:style style:name="P4" style:family="paragraph" style:parent-style-name="Standard">
      <style:text-properties style:font-name="Verdana" fo:language="en" fo:country="GB"/>
    </style:style>
    <style:style style:name="P5" style:family="paragraph" style:parent-style-name="Standard">
      <style:paragraph-properties fo:text-align="center" style:justify-single-word="false"/>
      <style:text-properties style:font-name="Verdana" fo:font-size="16pt" fo:language="en" fo:country="GB" style:font-size-asian="16pt" style:font-size-complex="16pt"/>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pf_3a__20_Code_20_block">
      <style:paragraph-properties fo:text-align="start" style:justify-single-word="false"/>
    </style:style>
    <style:style style:name="P8" style:family="paragraph" style:parent-style-name="Heading_20_1">
      <style:paragraph-properties fo:text-align="center" style:justify-single-word="false" fo:break-before="page"/>
      <style:text-properties style:font-name="Verdana" fo:font-size="16.1000003814697pt" fo:language="en" fo:country="GB" style:font-size-asian="16.1000003814697pt" style:font-size-complex="16.1000003814697pt"/>
    </style:style>
    <style:style style:name="P9" style:family="paragraph" style:parent-style-name="Heading_20_1">
      <style:paragraph-properties fo:text-align="center" style:justify-single-word="false" fo:break-before="page"/>
      <style:text-properties style:font-name="Verdana" fo:font-size="16pt" fo:language="en" fo:country="GB" style:font-size-asian="16pt" style:font-size-complex="16pt"/>
    </style:style>
    <style:style style:name="P10" style:family="paragraph" style:parent-style-name="Heading_20_1">
      <style:paragraph-properties fo:text-align="center" style:justify-single-word="false" fo:break-before="page"/>
      <style:text-properties style:font-name="Verdana"/>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weight="normal" style:font-size-asian="12pt" style:font-weight-asian="normal" style:font-size-complex="12pt" style:font-weight-complex="normal"/>
    </style:style>
    <style:style style:name="T4" style:family="text">
      <style:text-properties style:font-name="Verdana" fo:font-size="16pt" style:font-size-asian="16pt" style:font-size-complex="16pt"/>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text-underline-style="none" style:font-style-asian="italic" style:font-style-complex="italic"/>
    </style:style>
    <style:style style:name="T10" style:family="text">
      <style:text-properties fo:font-style="italic" style:text-underline-style="solid" style:text-underline-width="auto" style:text-underline-color="font-color" style:font-style-asian="italic" style:font-style-complex="italic"/>
    </style:style>
    <style:style style:name="T11" style:family="text">
      <style:text-properties style:font-name="Verdana"/>
    </style:style>
    <style:style style:name="T12" style:family="text">
      <style:text-properties style:font-name="Verdana" fo:font-weight="bold" style:font-weight-asian="bold" style:font-weight-complex="bold"/>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normal" style:font-weight-asian="normal" style:font-weight-complex="normal"/>
    </style:style>
    <style:style style:name="T15" style:family="text">
      <style:text-properties style:text-underline-style="none"/>
    </style:style>
    <style:style style:name="T16" style:family="text">
      <style:text-properties style:text-underline-style="none" fo:font-weight="bold" style:font-weight-asian="bold" style:font-weight-complex="bold"/>
    </style:style>
    <style:style style:name="T17" style:family="text">
      <style:text-properties fo:font-style="normal" style:font-style-asian="normal" style:font-style-complex="normal"/>
    </style:style>
    <style:style style:name="T18" style:family="text">
      <style:text-properties fo:font-style="normal" style:text-underline-style="solid" style:text-underline-width="auto" style:text-underline-color="font-color" style:font-style-asian="normal" style:font-style-complex="normal"/>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treamOS – a free operating system</text:p>
      <text:p text:style-name="P4"/>
      <text:p text:style-name="P1"><text:span text:style-name="T4">by Oleksandr Natalenko aka post-factum (</text:span><text:a xlink:type="simple" xlink:href="mailto:pfactum@gmail.com"><text:span text:style-name="T4">mailto:pfactum@gmail.com</text:span></text:a><text:span text:style-name="T4">), 2004-2009</text:span></text:p>
      <text:p text:style-name="P5"/>
      <text:p text:style-name="P5">the last edition: <text:date style:data-style-name="N76" text:date-value="2009-06-09T22:39:20">9 June 2009</text:date></text:p>
      <text:p text:style-name="P5">StreamOS version 0.21 “Sanka”</text:p>
      <text:table-of-content text:style-name="Sect1" text:protected="true" text:name="Оглавление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Оглавление1_Head">
            <text:p text:style-name="Contents_20_Heading">Contents</text:p>
          </text:index-title>
          <text:p text:style-name="P6">Part 1. Prologue<text:tab/>2</text:p>
          <text:p text:style-name="P6">Part 2. StreamOS history<text:tab/>3</text:p>
          <text:p text:style-name="P6">Part 3. Internals and principles<text:tab/>4</text:p>
          <text:p text:style-name="P6">Part 4. Examples of using<text:tab/>5</text:p>
        </text:index-body>
      </text:table-of-content>
      <text:p text:style-name="P2"/>
      <text:h text:style-name="P8" text:outline-level="1">Part 1. Prologue</text:h>
      <text:p text:style-name="pf_3a__20_Simple_20_text"><text:span text:style-name="T2">StreamOS</text:span><text:span text:style-name="T1"> – a free operating system, written in </text:span><text:span text:style-name="T2">Pascal</text:span><text:span text:style-name="T3"> using Free Pascal Compiler.</text:span><text:span text:style-name="T1"> It's 32‑bit, multithreaded, multitasked, multiuser, designed for scientific calculations and to be universal. StreamOS is distributed under terms and conditions of </text:span><text:span text:style-name="T2">Universal Public License</text:span><text:span text:style-name="T3"> v3.3</text:span><text:span text:style-name="T1">.</text:span></text:p>
      <text:p text:style-name="pf_3a__20_Simple_20_text">This document will describe the principles and internals of StreamOS. It suggests you to be an advanced user and to know the basics of operating systems design.</text:p>
      <text:p text:style-name="pf_3a__20_Simple_20_text">The document is divided in several parts. This prologue is the first part. The second part is historical part, that will introduce a history of StreamOS developing. The third part will describe the internals of StreamOS. And the last part will show you examples of StreamOS using.</text:p>
      <text:h text:style-name="P9" text:outline-level="1">Part 2. StreamOS history</text:h>
      <text:p text:style-name="pf_3a__20_Simple_20_text">StreamOS history began in 2004, when its author decided to learn objects in programming. He created common objective system, where user could operate with objects and their methods. Then author decided to extend existing functions and created simple multitasking interpreter of simple script language with the help of objects. Then, some time later, author decided to make standalone version of that interpreter, that could be loaded from one floppy-disk over FreeDOS. The interpreter itself became procedural-oriented, but with modular structure.</text:p>
      <text:p text:style-name="pf_3a__20_Simple_20_text">StreamOS has got several developers, but after some time they argued with each other and only two developers left.</text:p>
      <text:p text:style-name="pf_3a__20_Simple_20_text">The system was growing. New functions appeared, there was file working routines, even virtual filesystem called StreamFS. There were several test and system applications. But StreamOS developer Oleksandr Poundyk decided to remake the system using dynamic libraries to achieve higher speed and to improve API. A new system had a codename "research" and was planned to be developed in parallel with main “old” branch. Then the research branch was improved and soon replaced the “old” branch.</text:p>
      <text:p text:style-name="pf_3a__20_Simple_20_text">A new system got more functions and higher speed, but it has non-flexible API and it was hard to develop applications there. As an old branch, this branch had cooperative multitasking and no multiuser support. It was hard to plan the applications, because the programmer had to decide, where to break the execution and how to continue it later. Also, this system had a bad scheduler, that couldn't give the nice execution to tasks and no interactive working to user.</text:p>
      <text:p text:style-name="pf_3a__20_Simple_20_text">Then was a break. Developers didn't see any way to success, but some time later they've found a decision.</text:p>
      <text:p text:style-name="pf_3a__20_Simple_20_text">A new branch was implemented using native multithreading support. It gave a possibility to make fast applications, to build simple and responsible system using almost ready components like FreeDOS as a base layer and 32­bit extender HX Runtime. The system grown up quickly, it has stable and simple to use API now, usable multitasking, multiuser support, and the main thing – the applications may be developed more easy than it was before.</text:p>
      <text:p text:style-name="pf_3a__20_Simple_20_text">Some time later only one active developer left.</text:p>
      <text:p text:style-name="pf_3a__20_Simple_20_text">Now it's an important time in StreamOS developing. Its author decided to make StreamOS Unix-like with own improvements like StreamFS – a new virtual filesystem, which will help to organize files more friendly than it was.</text:p>
      <text:h text:style-name="P8" text:outline-level="1">Part 3. Internals and principles</text:h>
      <text:p text:style-name="pf_3a__20_Simple_20_text">If we have to define what our operating system is, we shall no ideas to define it exactly. The most exact definition is "monolithic modular operating system with two kernels". The lower kernel is FreeDOS and we have no intent on describing it, if you want you may find a material anywhere. Our task is to show the higher kernel – StreamOS. The one thing that will be connected with FreeDOS – start-up scripts that prepare StreamOS environment to run higher kernel. All programs that are executed via scripts are parts of highlevel kernel.</text:p>
      <text:p text:style-name="pf_3a__20_Simple_20_text">First of all it's necessary to say, that the first kernel, that loads to memory, is FreeDOS. It prepares environment to launch StreamOS. First, base lowlevel drivers like CDROM or XMSDISK are loaded. Let's have a look at corresponding part of FreeDOS' <text:span text:style-name="T13">autoexec.bat</text:span>-file:</text:p>
      <text:p text:style-name="pf_3a__20_Code_20_block">echo Setting environment...</text:p>
      <text:p text:style-name="pf_3a__20_Code_20_block">set PATH=\sys\mods</text:p>
      <text:p text:style-name="pf_3a__20_Code_20_block">echo Loading Keyrus...</text:p>
      <text:p text:style-name="pf_3a__20_Code_20_block">cd \sys\drv\keyrus</text:p>
      <text:p text:style-name="pf_3a__20_Code_20_block">call keyrus.bat</text:p>
      <text:p text:style-name="pf_3a__20_Code_20_block">echo Loading CD-ROM drivers...</text:p>
      <text:p text:style-name="pf_3a__20_Code_20_block">cd \sys\drv\cdrom</text:p>
      <text:p text:style-name="pf_3a__20_Code_20_block">call cdrom.bat</text:p>
      <text:p text:style-name="pf_3a__20_Code_20_block">echo Setting up RAM-disk Z:...</text:p>
      <text:p text:style-name="pf_3a__20_Code_20_block">cd \sys\drv\xmsdisk</text:p>
      <text:p text:style-name="pf_3a__20_Code_20_block">call xmsdisk.bat</text:p>
      <text:p text:style-name="pf_3a__20_Code_20_block">cd \</text:p>
      <text:p text:style-name="pf_3a__20_Code_20_block">set PATH=\sys\mods;%CDROM%:\bin;%CDROM%:\sys\kernel;%CDROM%:\sys\mods</text:p>
      <text:p text:style-name="pf_3a__20_Code_20_block">set DPMILDR=1024</text:p>
      <text:p text:style-name="pf_3a__20_Simple_20_text">As you may see, there are lots of third-party scripts calls. Let's have a look at, for example, <text:span text:style-name="T13">cdrom.bat</text:span>. Other files you may see by yourself.</text:p>
      <text:p text:style-name="pf_3a__20_Code_20_block">@echo off</text:p>
      <text:p text:style-name="pf_3a__20_Code_20_block">loadhigh xmsdsk.exe 4096 Z: /y</text:p>
      <text:p text:style-name="pf_3a__20_Simple_20_text">Also, you may create such files by yourself and integrate it to StreamOS to have more hardware support or some specific functions you need.</text:p>
      <text:p text:style-name="pf_3a__20_Simple_20_text">Then, StreamOS kernel is being loaded:</text:p>
      <text:p text:style-name="pf_3a__20_Code_20_block">echo Starting StreamOS kernel...</text:p>
      <text:p text:style-name="pf_3a__20_Code_20_block">:cycle</text:p>
      <text:p text:style-name="pf_3a__20_Code_20_block">DPMILD32 STREAMOS.EXE root=%CDROM% debug=text</text:p>
      <text:p text:style-name="pf_3a__20_Code_20_block">echo Kernel panic.</text:p>
      <text:p text:style-name="pf_3a__20_Code_20_block">echo Press any key to restart StreamOS kernel...</text:p>
      <text:p text:style-name="pf_3a__20_Code_20_block">pause &gt;nul</text:p>
      <text:p text:style-name="pf_3a__20_Code_20_block">goto cycle</text:p>
      <text:p text:style-name="pf_3a__20_Simple_20_text">From this moment highlevel kernel rules the loading process. To understand it, we are to look at StreamOS source code.</text:p>
      <text:p text:style-name="pf_3a__20_Simple_20_text">Highlevel kernel loading begins from <text:span text:style-name="T13">streamos.pp</text:span>, that calls init <text:soft-page-break/>procedure:</text:p>
      <text:p text:style-name="pf_3a__20_Code_20_block">(*does internal initializing*)</text:p>
      <text:p text:style-name="pf_3a__20_Code_20_block">init.InitKernelVariables;</text:p>
      <text:p text:style-name="pf_3a__20_Simple_20_text">This procedure does the initialization of kernel variables, creates kernel process, initializes kernel locks and loads kernel modules. It's located in <text:span text:style-name="T14">init.pp</text:span> file:</text:p>
      <text:p text:style-name="pf_3a__20_Code_20_block">(*sets default values for kernel variables*)</text:p>
      <text:p text:style-name="pf_3a__20_Code_20_block">kernel.kernelInternalTimerInterval := 5;</text:p>
      <text:p text:style-name="pf_3a__20_Code_20_block">kernel.kernelRoot := 'C';</text:p>
      <text:p text:style-name="pf_3a__20_Code_20_block">kernel.kernelHostname := '[not set]';</text:p>
      <text:p text:style-name="pf_3a__20_Code_20_block">initName := '/bin/init';</text:p>
      <text:p text:style-name="pf_3a__20_Code_20_block">setLength(initParams, 2);</text:p>
      <text:p text:style-name="pf_3a__20_Code_20_block">initParams[1] := '/etc/inittab';</text:p>
      <text:p text:style-name="pf_3a__20_Code_20_block">debug.debugToFile := true;</text:p>
      <text:p text:style-name="pf_3a__20_Simple_20_text">It's only the small piece of this procedure just to show you how it works. Also this function parses command line and sets root directory.</text:p>
      <text:p text:style-name="pf_3a__20_Simple_20_text">After the kernel is initialized, the first process called <text:span text:style-name="T16">/bin/</text:span><text:span text:style-name="T6">init</text:span><text:span text:style-name="T5"> (</text:span><text:span text:style-name="T8">the path and file name might be changed via command line arguments</text:span><text:span text:style-name="T5">)</text:span> is executed:</text:p>
      <text:p text:style-name="P7">if kernel.KernelProcessCreate(init.initName, init.initParams, 0, 'root') = -1 then</text:p>
      <text:p text:style-name="P7"><text:tab/>errorman.ErrormanRaiseKernelFatal(0);</text:p>
      <text:p text:style-name="pf_3a__20_Simple_20_text">As you may see, if init process fails to load, kernel panics.</text:p>
      <text:p text:style-name="pf_3a__20_Simple_20_text">From this moment two parallel threads exists. One is init process and another is main kernel procedure. The last thing that is done by main kernel procedure is to launch keyboard handler and fall asleep:</text:p>
      <text:p text:style-name="pf_3a__20_Code_20_block">WaitForThreadTerminate(BeginThread(@ManagersExecuteInternalKeyHandler, nil), 0);</text:p>
      <text:p text:style-name="pf_3a__20_Simple_20_text">So, let's have a look at init process.</text:p>
      <text:p text:style-name="pf_3a__20_Simple_20_text">First of all it's necessary to say that init process uses special configuration file that contains the list of all processes that have to be launched. It's called <text:span text:style-name="T18">/etc/</text:span><text:span text:style-name="T13">inittab</text:span>:</text:p>
      <text:p text:style-name="pf_3a__20_Code_20_block">[common]</text:p>
      <text:p text:style-name="pf_3a__20_Code_20_block">count=6</text:p>
      <text:p text:style-name="pf_3a__20_Code_20_block"/>
      <text:p text:style-name="pf_3a__20_Code_20_block">[task_1]</text:p>
      <text:p text:style-name="pf_3a__20_Code_20_block">exec=/bin/mount</text:p>
      <text:p text:style-name="pf_3a__20_Code_20_block">opts=-a</text:p>
      <text:p text:style-name="pf_3a__20_Code_20_block">respawn=0</text:p>
      <text:p text:style-name="pf_3a__20_Code_20_block"/>
      <text:p text:style-name="pf_3a__20_Code_20_block">[task_2]</text:p>
      <text:p text:style-name="pf_3a__20_Code_20_block">exec=/bin/sysctl</text:p>
      <text:p text:style-name="pf_3a__20_Code_20_block">opts=hostname=liveiso</text:p>
      <text:p text:style-name="pf_3a__20_Code_20_block">respawn=0</text:p>
      <text:p text:style-name="pf_3a__20_Simple_20_text">This is the small piece of inittab. Init process takes from it the full path to the executable file, its arguments and a command whether to respawn the <text:soft-page-break/>process or not if it fails (<text:span text:style-name="T8">for example, login process</text:span>). You may see the respawning code below or directly in <text:span text:style-name="T13">init.pp</text:span><text:span text:style-name="T15"> (</text:span><text:span text:style-name="T9">in applications</text:span><text:span text:style-name="T15">)</text:span>:</text:p>
      <text:p text:style-name="pf_3a__20_Code_20_block">function spawn_process(p: Pointer): Longint;</text:p>
      <text:p text:style-name="pf_3a__20_Code_20_block">var</text:p>
      <text:p text:style-name="pf_3a__20_Code_20_block"><text:tab/>spawn_pid: Longint;</text:p>
      <text:p text:style-name="pf_3a__20_Code_20_block"><text:tab/>spawn_info: TProcessInfo;</text:p>
      <text:p text:style-name="pf_3a__20_Code_20_block"><text:tab/>local_s_exec: String;</text:p>
      <text:p text:style-name="pf_3a__20_Code_20_block"><text:tab/>local_l_opts: TDynamicStringList;</text:p>
      <text:p text:style-name="pf_3a__20_Code_20_block">begin</text:p>
      <text:p text:style-name="pf_3a__20_Code_20_block"><text:tab/>spawn_process := 0;</text:p>
      <text:p text:style-name="pf_3a__20_Code_20_block"><text:tab/>local_s_exec := s_exec;</text:p>
      <text:p text:style-name="pf_3a__20_Code_20_block"><text:tab/>local_l_opts := l_opts;</text:p>
      <text:p text:style-name="pf_3a__20_Code_20_block"><text:tab/>LeaveLock(lock_init);</text:p>
      <text:p text:style-name="pf_3a__20_Code_20_block"><text:tab/>repeat</text:p>
      <text:p text:style-name="pf_3a__20_Code_20_block"><text:tab/><text:tab/>spawn_pid := ProcessCreate(local_s_exec, local_l_opts, mypid, 'root'); </text:p>
      <text:p text:style-name="pf_3a__20_Code_20_block"><text:tab/><text:tab/>if spawn_pid = -1 then</text:p>
      <text:p text:style-name="pf_3a__20_Code_20_block"><text:tab/><text:tab/><text:tab/>begin</text:p>
      <text:p text:style-name="pf_3a__20_Code_20_block"><text:tab/><text:tab/><text:tab/><text:tab/>TextOutLn('Init: failed to run "' + local_s_exec + '". Stop respawning.');</text:p>
      <text:p text:style-name="pf_3a__20_Code_20_block"><text:tab/><text:tab/><text:tab/><text:tab/>break;</text:p>
      <text:p text:style-name="pf_3a__20_Code_20_block"><text:tab/><text:tab/><text:tab/>end</text:p>
      <text:p text:style-name="pf_3a__20_Code_20_block"><text:tab/><text:tab/>else</text:p>
      <text:p text:style-name="pf_3a__20_Code_20_block"><text:tab/><text:tab/><text:tab/>begin</text:p>
      <text:p text:style-name="pf_3a__20_Code_20_block"><text:tab/><text:tab/><text:tab/><text:tab/>spawn_info := KernelGetProcessInfo(spawn_pid);</text:p>
      <text:p text:style-name="pf_3a__20_Code_20_block"><text:tab/><text:tab/><text:tab/><text:tab/>WaitForThreadTerminate(spawn_info.pTID, 0);</text:p>
      <text:p text:style-name="pf_3a__20_Code_20_block"><text:tab/><text:tab/><text:tab/>end;</text:p>
      <text:p text:style-name="pf_3a__20_Code_20_block"><text:tab/>until false;</text:p>
      <text:p text:style-name="pf_3a__20_Code_20_block">end;</text:p>
      <text:p text:style-name="pf_3a__20_Simple_20_text">You may see here infinite loop that launches the process again if it fails.</text:p>
      <text:p text:style-name="pf_3a__20_Simple_20_text">Of course, we may rewrite inittab to force the kernel to start some specific task, but in general cause the final accord is login:</text:p>
      <text:p text:style-name="pf_3a__20_Code_20_block">[task_4]</text:p>
      <text:p text:style-name="pf_3a__20_Code_20_block">exec=/bin/login</text:p>
      <text:p text:style-name="pf_3a__20_Code_20_block">opts=0</text:p>
      <text:p text:style-name="pf_3a__20_Code_20_block">respawn=1</text:p>
      <text:p text:style-name="pf_3a__20_Simple_20_text">It waits the user to print login and password (<text:span text:style-name="T10">login.pp</text:span>):</text:p>
      <text:p text:style-name="pf_3a__20_Code_20_block">(*login*)</text:p>
      <text:p text:style-name="pf_3a__20_Code_20_block">quit := false;</text:p>
      <text:p text:style-name="pf_3a__20_Code_20_block">towait := 'login';</text:p>
      <text:p text:style-name="pf_3a__20_Code_20_block">TextOut(IntToStr(mydisplay) + ' login: ');</text:p>
      <text:p text:style-name="pf_3a__20_Code_20_block">(*waiting for login*)</text:p>
      <text:p text:style-name="pf_3a__20_Code_20_block">repeat</text:p>
      <text:p text:style-name="pf_3a__20_Code_20_block"><text:tab/>Stay(GetKernelInfo.osInternalTimerInterval);</text:p>
      <text:p text:style-name="pf_3a__20_Code_20_block">until quit;</text:p>
      <text:p text:style-name="pf_3a__20_Code_20_block"/>
      <text:p text:style-name="pf_3a__20_Code_20_block">(*password*)</text:p>
      <text:p text:style-name="pf_3a__20_Code_20_block"><text:soft-page-break/>quit := false;</text:p>
      <text:p text:style-name="pf_3a__20_Code_20_block">towait := 'password';</text:p>
      <text:p text:style-name="pf_3a__20_Code_20_block">TextOut('password: ');</text:p>
      <text:p text:style-name="pf_3a__20_Code_20_block">(*waiting for password*)</text:p>
      <text:p text:style-name="pf_3a__20_Code_20_block">repeat</text:p>
      <text:p text:style-name="pf_3a__20_Code_20_block"><text:tab/>Stay(getkernelinfo.osInternalTimerInterval);</text:p>
      <text:p text:style-name="pf_3a__20_Code_20_block">until quit;</text:p>
      <text:p text:style-name="pf_3a__20_Simple_20_text">Logins and passwords are stored in <text:span text:style-name="T13">/etc/shadow</text:span> file:</text:p>
      <text:p text:style-name="pf_3a__20_Code_20_block">[common]</text:p>
      <text:p text:style-name="pf_3a__20_Code_20_block">count=2</text:p>
      <text:p text:style-name="pf_3a__20_Code_20_block"/>
      <text:p text:style-name="pf_3a__20_Code_20_block">[user_1]</text:p>
      <text:p text:style-name="pf_3a__20_Code_20_block">login=root</text:p>
      <text:p text:style-name="pf_3a__20_Code_20_block">hash=7b24afc8bc80e548d66c4e7ff72171c5</text:p>
      <text:p text:style-name="pf_3a__20_Code_20_block"/>
      <text:p text:style-name="pf_3a__20_Code_20_block">[user_2]</text:p>
      <text:p text:style-name="pf_3a__20_Code_20_block">login=post</text:p>
      <text:p text:style-name="pf_3a__20_Code_20_block">hash=5bd5bcfa5c372379cfb231bdec3d2923</text:p>
      <text:p text:style-name="pf_3a__20_Simple_20_text">MD5 algorithm is used to store passwords hashes.</text:p>
      <text:p text:style-name="pf_3a__20_Simple_20_text">If the username and password are correct, login launches the shell:</text:p>
      <text:p text:style-name="pf_3a__20_Code_20_block">(*after exiting starts shell*)</text:p>
      <text:p text:style-name="pf_3a__20_Code_20_block">SetLength(params, 1);</text:p>
      <text:p text:style-name="pf_3a__20_Code_20_block">params[0] := '';</text:p>
      <text:p text:style-name="pf_3a__20_Code_20_block">shell_pid := ProcessCreate('sshell', params, pid, ulogin);</text:p>
      <text:p text:style-name="pf_3a__20_Code_20_block">si := KernelGetProcessInfo(shell_pid);</text:p>
      <text:p text:style-name="pf_3a__20_Code_20_block">WaitForThreadTerminate(si.pTID, 0);</text:p>
      <text:p text:style-name="pf_3a__20_Simple_20_text">After the shell started it waits for you commands.</text:p>
      <text:h text:style-name="P10" text:outline-level="1">Part 4. Examples of using</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sans1" svg:font-family="Lucidasan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adornments="Norm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MS Gothic" svg:font-family="'MS Gothic'"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uk" fo:country="UA"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Lucida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Tahoma" fo:font-size="14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f_3a__20_Simple_20_text" style:display-name="pf: Simple text" style:family="paragraph" style:parent-style-name="Text_20_body" style:class="text" style:master-page-name="">
      <style:paragraph-properties fo:margin-left="0cm" fo:margin-right="0cm" fo:margin-top="0.21cm" fo:margin-bottom="0cm" fo:text-align="justify" style:justify-single-word="false" fo:text-indent="1cm" style:auto-text-indent="false" style:page-number="auto"/>
      <style:text-properties style:font-name="Verdana" fo:font-size="12pt" fo:language="en" fo:country="GB" style:font-size-asian="12pt" style:font-size-complex="12pt"/>
    </style:style>
    <style:style style:name="pf_3a__20_Code_20_block" style:display-name="pf: Code block" style:family="paragraph" style:parent-style-name="pf_3a__20_Simple_20_text" style:class="text">
      <style:paragraph-properties fo:margin-left="0cm" fo:margin-right="0cm" fo:margin-top="0cm" fo:margin-bottom="0cm" fo:text-align="start" style:justify-single-word="false" fo:text-indent="0cm" style:auto-text-indent="false" fo:background-color="#e6e6e6" fo:padding="0.049cm" fo:border="0.018cm solid #000000" style:shadow="none">
        <style:background-image/>
      </style:paragraph-properties>
    </style:style>
    <style:style style:name="Internet_20_link" style:display-name="Internet link" style:family="text">
      <style:text-properties fo:color="#000080" style:text-underline-style="solid" style:text-underline-width="auto" style:text-underline-color="font-color"/>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1$Build-9399</meta:generator>
    <dc:title>StreamOS kernel document</dc:title>
    <dc:description>This document will describe the principles and internals of StreamOS. It suggests you to be an advanced user and to know the basics of operating systems design.

The document is divided in several parts. This is the first part. The second part is historical which will introduce you a history of StreamOS creating. The third part will describe the internals of StreamOS, it's the main and the biggest part. And the last part will show you examples of StreamOS using.</dc:description>
    <dc:subject>StreamOS - a free operating system</dc:subject>
    <meta:initial-creator>Олександр Наталенко</meta:initial-creator>
    <meta:creation-date>2007-06-26T12:03:34</meta:creation-date>
    <dc:creator>Олександр Наталенко</dc:creator>
    <dc:date>2009-06-09T22:39:20</dc:date>
    <meta:keyword>StreamOS</meta:keyword>
    <meta:keyword>kernel</meta:keyword>
    <meta:keyword>Object Pascal</meta:keyword>
    <meta:keyword>free</meta:keyword>
    <meta:keyword>UPL</meta:keyword>
    <meta:keyword>open source</meta:keyword>
    <meta:editing-cycles>18</meta:editing-cycles>
    <meta:editing-duration>PT02H07M54S</meta:editing-duration>
    <meta:document-statistic meta:table-count="0" meta:image-count="0" meta:object-count="0" meta:page-count="8" meta:paragraph-count="151" meta:word-count="1328" meta:character-count="8946"/>
    <meta:user-defined meta:name="Info 1"/>
    <meta:user-defined meta:name="Info 2"/>
    <meta:user-defined meta:name="Info 3"/>
    <meta:user-defined meta:name="Info 4"/>
  </office:meta>
</office:document-meta>
</file>